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pto_nombre</text:p>
          </table:table-cell>
          <table:table-cell office:value-type="string" calcext:value-type="string">
            <text:p>dpto_pob2012</text:p>
          </table:table-cell>
        </table:table-row>
        <table:table-row table:style-name="ro1">
          <table:table-cell office:value-type="string" calcext:value-type="string">
            <text:p>Beni</text:p>
          </table:table-cell>
          <table:table-cell office:value-type="float" office:value="421196" calcext:value-type="float">
            <text:p>421196</text:p>
          </table:table-cell>
        </table:table-row>
        <table:table-row table:style-name="ro1">
          <table:table-cell office:value-type="string" calcext:value-type="string">
            <text:p>Chuquisaca</text:p>
          </table:table-cell>
          <table:table-cell office:value-type="float" office:value="576153" calcext:value-type="float">
            <text:p>576153</text:p>
          </table:table-cell>
        </table:table-row>
        <table:table-row table:style-name="ro1">
          <table:table-cell office:value-type="string" calcext:value-type="string">
            <text:p>Cochabamba</text:p>
          </table:table-cell>
          <table:table-cell office:value-type="float" office:value="1758143" calcext:value-type="float">
            <text:p>1758143</text:p>
          </table:table-cell>
        </table:table-row>
        <table:table-row table:style-name="ro1">
          <table:table-cell office:value-type="string" calcext:value-type="string">
            <text:p>La Paz</text:p>
          </table:table-cell>
          <table:table-cell office:value-type="float" office:value="2349351" calcext:value-type="float">
            <text:p>2349351</text:p>
          </table:table-cell>
        </table:table-row>
        <table:table-row table:style-name="ro1">
          <table:table-cell office:value-type="string" calcext:value-type="string">
            <text:p>Oruro</text:p>
          </table:table-cell>
          <table:table-cell office:value-type="float" office:value="494178" calcext:value-type="float">
            <text:p>494178</text:p>
          </table:table-cell>
        </table:table-row>
        <table:table-row table:style-name="ro1">
          <table:table-cell office:value-type="string" calcext:value-type="string">
            <text:p>Pando</text:p>
          </table:table-cell>
          <table:table-cell office:value-type="float" office:value="110436" calcext:value-type="float">
            <text:p>110436</text:p>
          </table:table-cell>
        </table:table-row>
        <table:table-row table:style-name="ro1">
          <table:table-cell office:value-type="string" calcext:value-type="string">
            <text:p>Potosí</text:p>
          </table:table-cell>
          <table:table-cell office:value-type="float" office:value="823517" calcext:value-type="float">
            <text:p>82351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655084" calcext:value-type="float">
            <text:p>2655084</text:p>
          </table:table-cell>
        </table:table-row>
        <table:table-row table:style-name="ro1">
          <table:table-cell office:value-type="string" calcext:value-type="string">
            <text:p>Tarija</text:p>
          </table:table-cell>
          <table:table-cell office:value-type="float" office:value="482196" calcext:value-type="float">
            <text:p>482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ric Armijo</meta:initial-creator>
    <meta:creation-date>2022-06-03T22:32:53.662087958</meta:creation-date>
    <dc:date>2022-06-03T22:36:35.379025597</dc:date>
    <dc:creator>Eric Armijo</dc:creator>
    <meta:editing-duration>PT3M42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